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6.2988in" svg:height="3.5429in" svg:x="2.8862in" svg:y="0.3429in">
            <draw:object draw:notify-on-update-of-ranges="I.A3:I.A17 I.B2:I.B2 I.B3:I.B17 I.C2:I.C2 I.C3:I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449in" svg:x="2.8484in" svg:y="3.9531in">
            <draw:object draw:notify-on-update-of-ranges="I.A21:I.A35 I.B20:I.B20 I.B21:I.B35 I.C20:I.C20 I.C21:I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9in" svg:height="3.5453in" svg:x="2.8268in" svg:y="7.7803in">
            <draw:object draw:notify-on-update-of-ranges="I.A39:I.A53 I.B38:I.B38 I.B39:I.B53 I.C38:I.C38 I.C39:I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-BUILD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23948" calcext:value-type="float">
            <text:p>0.023948</text:p>
          </table:table-cell>
          <table:table-cell office:value-type="float" office:value="0.000792" calcext:value-type="float">
            <text:p>0.000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000829" calcext:value-type="float">
            <text:p>0.0008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3902" calcext:value-type="float">
            <text:p>0.073902</text:p>
          </table:table-cell>
          <table:table-cell office:value-type="float" office:value="0.001077" calcext:value-type="float">
            <text:p>0.0010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03865" calcext:value-type="float">
            <text:p>0.103865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49599" calcext:value-type="float">
            <text:p>0.149599</text:p>
          </table:table-cell>
          <table:table-cell office:value-type="float" office:value="0.001965" calcext:value-type="float">
            <text:p>0.0019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29587" calcext:value-type="float">
            <text:p>0.229587</text:p>
          </table:table-cell>
          <table:table-cell office:value-type="float" office:value="0.002859" calcext:value-type="float">
            <text:p>0.0028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22194" calcext:value-type="float">
            <text:p>0.322194</text:p>
          </table:table-cell>
          <table:table-cell office:value-type="float" office:value="0.002199" calcext:value-type="float">
            <text:p>0.0021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75328" calcext:value-type="float">
            <text:p>0.375328</text:p>
          </table:table-cell>
          <table:table-cell office:value-type="float" office:value="0.002787" calcext:value-type="float">
            <text:p>0.0027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66008" calcext:value-type="float">
            <text:p>0.466008</text:p>
          </table:table-cell>
          <table:table-cell office:value-type="float" office:value="0.003055" calcext:value-type="float">
            <text:p>0.00305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559325" calcext:value-type="float">
            <text:p>0.559325</text:p>
          </table:table-cell>
          <table:table-cell office:value-type="float" office:value="0.003461" calcext:value-type="float">
            <text:p>0.00346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643708" calcext:value-type="float">
            <text:p>0.643708</text:p>
          </table:table-cell>
          <table:table-cell office:value-type="float" office:value="0.004047" calcext:value-type="float">
            <text:p>0.0040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03924" calcext:value-type="float">
            <text:p>0.903924</text:p>
          </table:table-cell>
          <table:table-cell office:value-type="float" office:value="0.004901" calcext:value-type="float">
            <text:p>0.0049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8609" calcext:value-type="float">
            <text:p>0.88609</text:p>
          </table:table-cell>
          <table:table-cell office:value-type="float" office:value="0.004309" calcext:value-type="float">
            <text:p>0.004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FIND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56363" calcext:value-type="float">
            <text:p>0.056363</text:p>
          </table:table-cell>
          <table:table-cell office:value-type="float" office:value="0.000649" calcext:value-type="float">
            <text:p>0.0006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93982" calcext:value-type="float">
            <text:p>0.093982</text:p>
          </table:table-cell>
          <table:table-cell office:value-type="float" office:value="0.000656" calcext:value-type="float">
            <text:p>0.0006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59078" calcext:value-type="float">
            <text:p>0.159078</text:p>
          </table:table-cell>
          <table:table-cell office:value-type="float" office:value="0.000932" calcext:value-type="float">
            <text:p>0.00093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57947" calcext:value-type="float">
            <text:p>0.257947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77496" calcext:value-type="float">
            <text:p>0.377496</text:p>
          </table:table-cell>
          <table:table-cell office:value-type="float" office:value="0.001435" calcext:value-type="float">
            <text:p>0.0014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16845" calcext:value-type="float">
            <text:p>0.516845</text:p>
          </table:table-cell>
          <table:table-cell office:value-type="float" office:value="0.001686" calcext:value-type="float">
            <text:p>0.00168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76863" calcext:value-type="float">
            <text:p>0.676863</text:p>
          </table:table-cell>
          <table:table-cell office:value-type="float" office:value="0.002116" calcext:value-type="float">
            <text:p>0.0021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882258" calcext:value-type="float">
            <text:p>0.882258</text:p>
          </table:table-cell>
          <table:table-cell office:value-type="float" office:value="0.002326" calcext:value-type="float">
            <text:p>0.00232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07612" calcext:value-type="float">
            <text:p>1.07612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29322" calcext:value-type="float">
            <text:p>1.29322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55336" calcext:value-type="float">
            <text:p>1.55336</text:p>
          </table:table-cell>
          <table:table-cell office:value-type="float" office:value="0.003379" calcext:value-type="float">
            <text:p>0.0033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1934" calcext:value-type="float">
            <text:p>1.81934</text:p>
          </table:table-cell>
          <table:table-cell office:value-type="float" office:value="0.003711" calcext:value-type="float">
            <text:p>0.00371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47105" calcext:value-type="float">
            <text:p>2.47105</text:p>
          </table:table-cell>
          <table:table-cell office:value-type="float" office:value="0.004171" calcext:value-type="float">
            <text:p>0.0041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DELET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235" calcext:value-type="float">
            <text:p>0.0002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278" calcext:value-type="float">
            <text:p>0.00027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356" calcext:value-type="float">
            <text:p>0.0003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431" calcext:value-type="float">
            <text:p>0.00043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554" calcext:value-type="float">
            <text:p>0.00055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559" calcext:value-type="float">
            <text:p>0.000559</text:p>
          </table:table-cell>
        </table:table-row>
      </table:table>
      <table:table table:name="II" table:style-name="ta1">
        <table:shapes>
          <draw:frame draw:z-index="0" draw:style-name="gr1" draw:text-style-name="P1" svg:width="6.298in" svg:height="3.5449in" svg:x="3.5122in" svg:y="0.2303in">
            <draw:object draw:notify-on-update-of-ranges="II.A1:II.A1 II.A2:II.A16 II.B1:II.B1 II.B2:II.B16 II.C1:II.C1 II.C2:II.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bst_height</text:p>
          </table:table-cell>
          <table:table-cell office:value-type="string" calcext:value-type="string">
            <text:p>avl_heigh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1:51:51.227078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21:56:08.225913367</dc:date>
    <meta:editing-duration>PT7M21S</meta:editing-duration>
    <meta:editing-cycles>2</meta:editing-cycles>
    <meta:generator>LibreOffice/7.3.2.2$Linux_X86_64 LibreOffice_project/30$Build-2</meta:generator>
    <meta:document-statistic meta:table-count="2" meta:cell-count="19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Czasy budowania struktur</text:p>
        </chart:title>
        <chart:legend chart:legend-position="end" svg:x="14.074cm" svg:y="3.952cm" style:legend-expansion="high" chart:style-name="ch3"/>
        <chart:plot-area chart:style-name="ch4" table:cell-range-address="I.A2:I.C17" chart:data-source-has-labels="both" svg:x="1.331cm" svg:y="1.275cm" svg:width="12.423cm" svg:height="6.564cm">
          <chart:coordinate-region svg:x="2.614cm" svg:y="1.474cm" svg:width="10.998cm" svg:height="5.18cm"/>
          <chart:axis chart:dimension="x" chart:name="primary-x" chart:style-name="ch5" chartooo:axis-type="auto">
            <chartooo:date-scale/>
            <chart:title svg:x="6.321cm" svg:y="8.019cm" chart:style-name="ch6">
              <text:p>Ilość elementów</text:p>
            </chart:title>
            <chart:categories table:cell-range-address="I.A3:I.A17"/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I.B3:I.B17" chart:label-cell-address="I.B2:I.B2" chart:class="chart:line">
            <chart:data-point chart:repeated="15"/>
          </chart:series>
          <chart:series chart:style-name="ch11" chart:values-cell-range-address="I.C3:I.C17" chart:label-cell-address="I.C2:I.C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I.B2:I.B2</svg:desc>
                </draw:g>
              </table:table-cell>
              <table:table-cell office:value-type="string">
                <text:p>tree</text:p>
                <draw:g>
                  <svg:desc>I.C2:I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.A3:I.A17</svg:desc>
                </draw:g>
              </table:table-cell>
              <table:table-cell office:value-type="float" office:value="0.004141">
                <text:p>0.004141</text:p>
                <draw:g>
                  <svg:desc>I.B3:I.B17</svg:desc>
                </draw:g>
              </table:table-cell>
              <table:table-cell office:value-type="float" office:value="0.00032">
                <text:p>0.00032</text:p>
                <draw:g>
                  <svg:desc>I.C3:I.C1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3778">
                <text:p>0.013778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23948">
                <text:p>0.023948</text:p>
              </table:table-cell>
              <table:table-cell office:value-type="float" office:value="0.000792">
                <text:p>0.0007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47841">
                <text:p>0.04784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73902">
                <text:p>0.073902</text:p>
              </table:table-cell>
              <table:table-cell office:value-type="float" office:value="0.001077">
                <text:p>0.0010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03865">
                <text:p>0.103865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49599">
                <text:p>0.149599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29587">
                <text:p>0.229587</text:p>
              </table:table-cell>
              <table:table-cell office:value-type="float" office:value="0.002859">
                <text:p>0.0028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322194">
                <text:p>0.322194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75328">
                <text:p>0.375328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66008">
                <text:p>0.466008</text:p>
              </table:table-cell>
              <table:table-cell office:value-type="float" office:value="0.003055">
                <text:p>0.0030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59325">
                <text:p>0.559325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643708">
                <text:p>0.643708</text:p>
              </table:table-cell>
              <table:table-cell office:value-type="float" office:value="0.004047">
                <text:p>0.0040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03924">
                <text:p>0.903924</text:p>
              </table:table-cell>
              <table:table-cell office:value-type="float" office:value="0.004901">
                <text:p>0.0049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8609">
                <text:p>0.88609</text:p>
              </table:table-cell>
              <table:table-cell office:value-type="float" office:value="0.004309">
                <text:p>0.004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title svg:x="3.756cm" svg:y="0.316cm" chart:style-name="ch2">
          <text:p>Czasy wyszukania wszystkich elementów</text:p>
        </chart:title>
        <chart:legend chart:legend-position="end" svg:x="14.087cm" svg:y="3.954cm" style:legend-expansion="high" chart:style-name="ch3"/>
        <chart:plot-area chart:style-name="ch4" table:cell-range-address="I.A21:I.C35 I.B20:I.C20" chart:data-source-has-labels="both" svg:x="1.331cm" svg:y="1.275cm" svg:width="12.436cm" svg:height="6.569cm">
          <chart:coordinate-region svg:x="2.614cm" svg:y="1.474cm" svg:width="11.011cm" svg:height="5.185cm"/>
          <chart:axis chart:dimension="x" chart:name="primary-x" chart:style-name="ch5" chartooo:axis-type="auto">
            <chartooo:date-scale/>
            <chart:title svg:x="6.328cm" svg:y="8.024cm" chart:style-name="ch6">
              <text:p>Ilosć elementów</text:p>
            </chart:title>
            <chart:categories table:cell-range-address="I.A21:I.A35"/>
          </chart:axis>
          <chart:axis chart:dimension="y" chart:name="primary-y" chart:style-name="ch7">
            <chart:title svg:x="0.451cm" svg:y="5.185cm" chart:style-name="ch8">
              <text:p>Czas [s]</text:p>
            </chart:title>
            <chart:grid chart:style-name="ch9" chart:class="major"/>
          </chart:axis>
          <chart:series chart:style-name="ch10" chart:values-cell-range-address="I.B21:I.B35" chart:label-cell-address="I.B20:I.B20" chart:class="chart:line">
            <chart:data-point chart:repeated="15"/>
          </chart:series>
          <chart:series chart:style-name="ch11" chart:values-cell-range-address="I.C21:I.C35" chart:label-cell-address="I.C20:I.C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I.B20:I.B20</svg:desc>
                </draw:g>
              </table:table-cell>
              <table:table-cell office:value-type="string">
                <text:p>tree</text:p>
                <draw:g>
                  <svg:desc>I.C20:I.C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.A21:I.A35</svg:desc>
                </draw:g>
              </table:table-cell>
              <table:table-cell office:value-type="float" office:value="0.005941">
                <text:p>0.005941</text:p>
                <draw:g>
                  <svg:desc>I.B21:I.B35</svg:desc>
                </draw:g>
              </table:table-cell>
              <table:table-cell office:value-type="float" office:value="0.000205">
                <text:p>0.000205</text:p>
                <draw:g>
                  <svg:desc>I.C21:I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2679">
                <text:p>0.022679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56363">
                <text:p>0.056363</text:p>
              </table:table-cell>
              <table:table-cell office:value-type="float" office:value="0.000649">
                <text:p>0.00064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3982">
                <text:p>0.093982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59078">
                <text:p>0.159078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57947">
                <text:p>0.25794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377496">
                <text:p>0.377496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16845">
                <text:p>0.516845</text:p>
              </table:table-cell>
              <table:table-cell office:value-type="float" office:value="0.001686">
                <text:p>0.00168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676863">
                <text:p>0.676863</text:p>
              </table:table-cell>
              <table:table-cell office:value-type="float" office:value="0.002116">
                <text:p>0.0021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82258">
                <text:p>0.882258</text:p>
              </table:table-cell>
              <table:table-cell office:value-type="float" office:value="0.002326">
                <text:p>0.00232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07612">
                <text:p>1.07612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29322">
                <text:p>1.2932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55336">
                <text:p>1.55336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81934">
                <text:p>1.81934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47105">
                <text:p>2.47105</text:p>
              </table:table-cell>
              <table:table-cell office:value-type="float" office:value="0.004171">
                <text:p>0.004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style-name="ch1">
        <chart:title svg:x="4.814cm" svg:y="0.316cm" chart:style-name="ch2">
          <text:p>Czas usuwania całej sktruktury</text:p>
        </chart:title>
        <chart:legend chart:legend-position="end" svg:x="14.087cm" svg:y="3.955cm" style:legend-expansion="high" chart:style-name="ch3"/>
        <chart:plot-area chart:style-name="ch4" table:cell-range-address="I.A39:I.C53 I.B38:I.C38" chart:data-source-has-labels="both" svg:x="1.331cm" svg:y="1.275cm" svg:width="12.436cm" svg:height="6.57cm">
          <chart:coordinate-region svg:x="2.799cm" svg:y="1.474cm" svg:width="10.826cm" svg:height="5.186cm"/>
          <chart:axis chart:dimension="x" chart:name="primary-x" chart:style-name="ch5" chartooo:axis-type="auto">
            <chartooo:date-scale/>
            <chart:title svg:x="6.328cm" svg:y="8.025cm" chart:style-name="ch6">
              <text:p>Ilość elementów</text:p>
            </chart:title>
            <chart:categories table:cell-range-address="I.A39:I.A53"/>
          </chart:axis>
          <chart:axis chart:dimension="y" chart:name="primary-y" chart:style-name="ch7">
            <chart:title svg:x="0.451cm" svg:y="5.186cm" chart:style-name="ch8">
              <text:p>Czas [s]</text:p>
            </chart:title>
            <chart:grid chart:style-name="ch9" chart:class="major"/>
          </chart:axis>
          <chart:series chart:style-name="ch10" chart:values-cell-range-address="I.B39:I.B53" chart:label-cell-address="I.B38:I.B38" chart:class="chart:line">
            <chart:data-point chart:repeated="15"/>
          </chart:series>
          <chart:series chart:style-name="ch11" chart:values-cell-range-address="I.C39:I.C53" chart:label-cell-address="I.C38:I.C38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I.B38:I.B38</svg:desc>
                </draw:g>
              </table:table-cell>
              <table:table-cell office:value-type="string">
                <text:p>tree</text:p>
                <draw:g>
                  <svg:desc>I.C38:I.C3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.A39:I.A53</svg:desc>
                </draw:g>
              </table:table-cell>
              <table:table-cell office:value-type="float" office:value="0.000066">
                <text:p>0.000066</text:p>
                <draw:g>
                  <svg:desc>I.B39:I.B53</svg:desc>
                </draw:g>
              </table:table-cell>
              <table:table-cell office:value-type="float" office:value="0.000061">
                <text:p>0.000061</text:p>
                <draw:g>
                  <svg:desc>I.C39:I.C5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12">
                <text:p>0.0001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196">
                <text:p>0.00019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356">
                <text:p>0.00035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379">
                <text:p>0.000379</text:p>
              </table:table-cell>
              <table:table-cell office:value-type="float" office:value="0.000559">
                <text:p>0.000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121cm" svg:y="0.315cm" chart:style-name="ch2">
          <text:p>Porównanie wysokości binarnego drzewa przeszukiwania i drzewa AVL</text:p>
        </chart:title>
        <chart:legend chart:legend-position="end" svg:x="13.655cm" svg:y="3.954cm" style:legend-expansion="high" chart:style-name="ch3"/>
        <chart:plot-area chart:style-name="ch4" table:cell-range-address="II.A1:II.C16" chart:data-source-has-labels="both" svg:x="1.33cm" svg:y="1.778cm" svg:width="12.006cm" svg:height="6.066cm">
          <chart:coordinate-region svg:x="1.951cm" svg:y="1.977cm" svg:width="11.385cm" svg:height="4.682cm"/>
          <chart:axis chart:dimension="x" chart:name="primary-x" chart:style-name="ch5" chartooo:axis-type="auto">
            <chartooo:date-scale/>
            <chart:title svg:x="6.112cm" svg:y="8.024cm" chart:style-name="ch6">
              <text:p>Ilość elementów</text:p>
            </chart:title>
            <chart:categories table:cell-range-address="II.A2:II.A16"/>
          </chart:axis>
          <chart:axis chart:dimension="y" chart:name="primary-y" chart:style-name="ch7">
            <chart:title svg:x="0.451cm" svg:y="5.596cm" chart:style-name="ch8">
              <text:p>Wysokość</text:p>
            </chart:title>
            <chart:grid chart:style-name="ch9" chart:class="major"/>
          </chart:axis>
          <chart:series chart:style-name="ch10" chart:values-cell-range-address="II.B2:II.B16" chart:label-cell-address="II.B1:II.B1" chart:class="chart:bar">
            <chart:data-point chart:repeated="15"/>
          </chart:series>
          <chart:series chart:style-name="ch11" chart:values-cell-range-address="II.C2:II.C16" chart:label-cell-address="II.C1:II.C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t_height</text:p>
                <draw:g>
                  <svg:desc>II.B1:II.B1</svg:desc>
                </draw:g>
              </table:table-cell>
              <table:table-cell office:value-type="string">
                <text:p>avl_height</text:p>
                <draw:g>
                  <svg:desc>II.C1:II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I.A2:II.A16</svg:desc>
                </draw:g>
              </table:table-cell>
              <table:table-cell office:value-type="float" office:value="25">
                <text:p>25</text:p>
                <draw:g>
                  <svg:desc>II.B2:II.B16</svg:desc>
                </draw:g>
              </table:table-cell>
              <table:table-cell office:value-type="float" office:value="9">
                <text:p>9</text:p>
                <draw:g>
                  <svg:desc>II.C2:II.C1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